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235AFFA28F362BB2D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2cm" svg:height="20.897cm" svg:x="5cm" svg:y="0.103cm">
          <draw:image xlink:href="Pictures/10000201000001B600000235AFFA28F362BB2DF7.png" xlink:type="simple" xlink:show="embed" xlink:actuate="onLoad">
            <text:p/>
          </draw:image>
        </draw:frame>
        <draw:line draw:style-name="gr2" draw:text-style-name="P2" draw:layer="layout" svg:x1="20.8cm" svg:y1="1cm" svg:x2="20.8cm" svg:y2="11cm">
          <text:p/>
        </draw:line>
        <draw:line draw:style-name="gr2" draw:text-style-name="P2" draw:layer="layout" svg:x1="20.8cm" svg:y1="11.2cm" svg:x2="20.8cm" svg:y2="18.4cm">
          <text:p/>
        </draw:line>
        <draw:frame draw:style-name="gr3" draw:text-style-name="P3" draw:layer="layout" svg:width="3.4cm" svg:height="0.962cm" svg:x="21.4cm" svg:y="5.8cm">
          <draw:text-box>
            <text:p>Villus</text:p>
          </draw:text-box>
        </draw:frame>
        <draw:frame draw:style-name="gr4" draw:text-style-name="P3" draw:layer="layout" svg:width="5.6cm" svg:height="1.673cm" svg:x="21.4cm" svg:y="13.8cm">
          <draw:text-box>
            <text:p>Intestinal glan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0:59:27.093007150</meta:creation-date>
    <dc:date>2016-04-24T11:04:58.767858663</dc:date>
    <meta:editing-duration>PT5M32S</meta:editing-duration>
    <meta:editing-cycles>1</meta:editing-cycles>
    <meta:document-statistic meta:object-count="28"/>
    <meta:generator>LibreOffice/5.0.5.2$Linux_X86_64 LibreOffice_project/00m0$Build-2</meta:generator>
  </office:meta>
</office:document-meta>
</file>